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Coverage_rel</text:p>
          </table:table-cell>
          <table:table-cell office:value-type="string" calcext:value-type="string">
            <text:p>Avg Num Iterations</text:p>
          </table:table-cell>
          <table:table-cell/>
          <table:table-cell office:value-type="string" calcext:value-type="string">
            <text:p>Var/Ref</text:p>
          </table:table-cell>
          <table:table-cell office:value-type="string" calcext:value-type="string">
            <text:p>Entropy/Ref</text:p>
          </table:table-cell>
        </table:table-row>
        <table:table-row table:style-name="ro1">
          <table:table-cell office:value-type="string" calcext:value-type="string">
            <text:p>RRT no filter</text:p>
          </table:table-cell>
          <table:table-cell office:value-type="float" office:value="0.0025685" calcext:value-type="float">
            <text:p>0.0025685</text:p>
          </table:table-cell>
          <table:table-cell office:value-type="float" office:value="1.9437528" calcext:value-type="float">
            <text:p>1.9437528</text:p>
          </table:table-cell>
          <table:table-cell office:value-type="float" office:value="0.0282232" calcext:value-type="float">
            <text:p>0.0282232</text:p>
          </table:table-cell>
          <table:table-cell office:value-type="float" office:value="1.1280357" calcext:value-type="float">
            <text:p>1.1280357</text:p>
          </table:table-cell>
          <table:table-cell office:value-type="float" office:value="185.5305882" calcext:value-type="float">
            <text:p>185.5305882</text:p>
          </table:table-cell>
          <table:table-cell/>
          <table:table-cell table:formula="of:=[.B2]/[.B$8]" office:value-type="float" office:value="32.553865652725" calcext:value-type="float">
            <text:p>32.553865652725</text:p>
          </table:table-cell>
          <table:table-cell table:formula="of:=[.C2]/[.C$8]" office:value-type="float" office:value="0.951153011097756" calcext:value-type="float">
            <text:p>0.951153011097756</text:p>
          </table:table-cell>
        </table:table-row>
        <table:table-row table:style-name="ro1">
          <table:table-cell office:value-type="string" calcext:value-type="string">
            <text:p>RRT filter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1.9869807" calcext:value-type="float">
            <text:p>1.9869807</text:p>
          </table:table-cell>
          <table:table-cell office:value-type="float" office:value="0.0261013" calcext:value-type="float">
            <text:p>0.0261013</text:p>
          </table:table-cell>
          <table:table-cell office:value-type="float" office:value="1.0432246" calcext:value-type="float">
            <text:p>1.0432246</text:p>
          </table:table-cell>
          <table:table-cell office:value-type="float" office:value="191.4427782" calcext:value-type="float">
            <text:p>191.4427782</text:p>
          </table:table-cell>
          <table:table-cell/>
          <table:table-cell table:formula="of:=[.B3]/[.B$8]" office:value-type="float" office:value="13.0671736375158" calcext:value-type="float">
            <text:p>13.0671736375158</text:p>
          </table:table-cell>
          <table:table-cell table:formula="of:=[.C3]/[.C$8]" office:value-type="float" office:value="0.972306085320174" calcext:value-type="float">
            <text:p>0.972306085320174</text:p>
          </table:table-cell>
        </table:table-row>
        <table:table-row table:style-name="ro1">
          <table:table-cell office:value-type="string" calcext:value-type="string">
            <text:p>RRT no filter wide</text:p>
          </table:table-cell>
          <table:table-cell office:value-type="float" office:value="0.0008811" calcext:value-type="float">
            <text:p>0.0008811</text:p>
          </table:table-cell>
          <table:table-cell office:value-type="float" office:value="1.9871777" calcext:value-type="float">
            <text:p>1.9871777</text:p>
          </table:table-cell>
          <table:table-cell office:value-type="float" office:value="0.0272007" calcext:value-type="float">
            <text:p>0.0272007</text:p>
          </table:table-cell>
          <table:table-cell office:value-type="float" office:value="1.0871665" calcext:value-type="float">
            <text:p>1.0871665</text:p>
          </table:table-cell>
          <table:table-cell office:value-type="float" office:value="192.5613725" calcext:value-type="float">
            <text:p>192.5613725</text:p>
          </table:table-cell>
          <table:table-cell/>
          <table:table-cell table:formula="of:=[.B4]/[.B$8]" office:value-type="float" office:value="11.1673003802281" calcext:value-type="float">
            <text:p>11.1673003802281</text:p>
          </table:table-cell>
          <table:table-cell table:formula="of:=[.C4]/[.C$8]" office:value-type="float" office:value="0.972402484997739" calcext:value-type="float">
            <text:p>0.972402484997739</text:p>
          </table:table-cell>
        </table:table-row>
        <table:table-row table:style-name="ro1">
          <table:table-cell office:value-type="string" calcext:value-type="string">
            <text:p>Biased Only</text:p>
          </table:table-cell>
          <table:table-cell office:value-type="float" office:value="0.0005891" calcext:value-type="float">
            <text:p>0.0005891</text:p>
          </table:table-cell>
          <table:table-cell office:value-type="float" office:value="1.9915037" calcext:value-type="float">
            <text:p>1.9915037</text:p>
          </table:table-cell>
          <table:table-cell office:value-type="float" office:value="0.0262692" calcext:value-type="float">
            <text:p>0.0262692</text:p>
          </table:table-cell>
          <table:table-cell office:value-type="float" office:value="1.0499345" calcext:value-type="float">
            <text:p>1.0499345</text:p>
          </table:table-cell>
          <table:table-cell office:value-type="float" office:value="234.2918" calcext:value-type="float">
            <text:p>234.2918</text:p>
          </table:table-cell>
          <table:table-cell/>
          <table:table-cell table:formula="of:=[.B5]/[.B$8]" office:value-type="float" office:value="7.46641318124208" calcext:value-type="float">
            <text:p>7.46641318124208</text:p>
          </table:table-cell>
          <table:table-cell table:formula="of:=[.C5]/[.C$8]" office:value-type="float" office:value="0.974519363196453" calcext:value-type="float">
            <text:p>0.974519363196453</text:p>
          </table:table-cell>
        </table:table-row>
        <table:table-row table:style-name="ro1">
          <table:table-cell office:value-type="string" calcext:value-type="string">
            <text:p>Grid Walk multiple Seeds</text:p>
          </table:table-cell>
          <table:table-cell office:value-type="float" office:value="0.0010529" calcext:value-type="float">
            <text:p>0.0010529</text:p>
          </table:table-cell>
          <table:table-cell office:value-type="float" office:value="2.0003243" calcext:value-type="float">
            <text:p>2.0003243</text:p>
          </table:table-cell>
          <table:table-cell office:value-type="float" office:value="0.0259638" calcext:value-type="float">
            <text:p>0.0259638</text:p>
          </table:table-cell>
          <table:table-cell office:value-type="float" office:value="1.0377311" calcext:value-type="float">
            <text:p>1.0377311</text:p>
          </table:table-cell>
          <table:table-cell office:value-type="float" office:value="179.7962745" calcext:value-type="float">
            <text:p>179.7962745</text:p>
          </table:table-cell>
          <table:table-cell/>
          <table:table-cell table:formula="of:=[.B6]/[.B$8]" office:value-type="float" office:value="13.3447401774398" calcext:value-type="float">
            <text:p>13.3447401774398</text:p>
          </table:table-cell>
          <table:table-cell table:formula="of:=[.C6]/[.C$8]" office:value-type="float" office:value="0.978835622059045" calcext:value-type="float">
            <text:p>0.978835622059045</text:p>
          </table:table-cell>
        </table:table-row>
        <table:table-row table:style-name="ro1">
          <table:table-cell office:value-type="string" calcext:value-type="string">
            <text:p>Grid Walk single Seed</text:p>
          </table:table-cell>
          <table:table-cell office:value-type="float" office:value="0.0009529" calcext:value-type="float">
            <text:p>0.0009529</text:p>
          </table:table-cell>
          <table:table-cell office:value-type="float" office:value="2.0019591" calcext:value-type="float">
            <text:p>2.0019591</text:p>
          </table:table-cell>
          <table:table-cell office:value-type="float" office:value="0.0261223" calcext:value-type="float">
            <text:p>0.0261223</text:p>
          </table:table-cell>
          <table:table-cell office:value-type="float" office:value="1.0440631" calcext:value-type="float">
            <text:p>1.0440631</text:p>
          </table:table-cell>
          <table:table-cell office:value-type="float" office:value="178.3461308" calcext:value-type="float">
            <text:p>178.3461308</text:p>
          </table:table-cell>
          <table:table-cell/>
          <table:table-cell table:formula="of:=[.B7]/[.B$8]" office:value-type="float" office:value="12.0773130544994" calcext:value-type="float">
            <text:p>12.0773130544994</text:p>
          </table:table-cell>
          <table:table-cell table:formula="of:=[.C7]/[.C$8]" office:value-type="float" office:value="0.979635592581296" calcext:value-type="float">
            <text:p>0.979635592581296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ce1" office:value-type="float" office:value="0.0000789" calcext:value-type="float">
            <text:p>7.89E-05</text:p>
          </table:table-cell>
          <table:table-cell office:value-type="float" office:value="2.0435753" calcext:value-type="float">
            <text:p>2.04357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]/[.B$8]" office:value-type="float" office:value="1" calcext:value-type="float">
            <text:p>1</text:p>
          </table:table-cell>
          <table:table-cell table:formula="of:=[.C8]/[.C$8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2:19:21.639065147</meta:creation-date>
    <dc:date>2021-08-19T23:39:14.133384835</dc:date>
    <meta:editing-duration>PT9H23M9S</meta:editing-duration>
    <meta:editing-cycles>7</meta:editing-cycles>
    <meta:generator>LibreOffice/6.4.7.2$Linux_X86_64 LibreOffice_project/40$Build-2</meta:generator>
    <meta:document-statistic meta:table-count="1" meta:cell-count="64" meta:object-count="0"/>
  </office:meta>
</office:document-meta>
</file>